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onMomentAreaComputation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.B1]*[.B2]" office:value-type="float" office:value="0.001435" calcext:value-type="float">
            <text:p>0.00143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Iy</text:p>
          </table:table-cell>
          <table:table-cell table:formula="of:=([.B1]*[.B2]^3)/12" office:value-type="float" office:value="0.00000000201019583333333" calcext:value-type="float">
            <text:p>2.01019583333333E-09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Iz</text:p>
          </table:table-cell>
          <table:table-cell table:formula="of:=([.B2]*[.B1]^3)/12" office:value-type="float" office:value="0.0000146489583333333" calcext:value-type="float">
            <text:p>1.46489583333333E-05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[.B5]+[.B6]" office:value-type="float" office:value="0.0000146509685291667" calcext:value-type="float">
            <text:p>1.46509685291667E-05</text:p>
          </table:table-cell>
          <table:table-cell office:value-type="string" calcext:value-type="string">
            <text:p>m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5T18:52:21.312843965</dc:date>
    <meta:editing-duration>PT27M20S</meta:editing-duration>
    <meta:editing-cycles>1</meta:editing-cycles>
    <meta:document-statistic meta:table-count="1" meta:cell-count="18" meta:object-count="0"/>
    <meta:generator>LibreOffice/6.0.6.1$Linux_X86_64 LibreOffice_project/00$Build-1</meta:generator>
  </office:meta>
</office:document-meta>
</file>